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1db51f"/>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bold" style:font-size-asian="12pt" style:font-weight-asian="bold" style:font-size-complex="12pt" style:font-weight-complex="bold"/>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list-style-name="L1">
      <style:text-properties style:font-name="Liberation Serif" fo:font-size="12pt" style:font-size-asian="12pt" style:font-size-complex="12pt"/>
    </style:style>
    <style:style style:name="P7" style:family="paragraph" style:parent-style-name="Text_20_body" style:list-style-name="L2">
      <style:text-properties style:font-name="Liberation Serif" fo:font-size="12pt" style:font-size-asian="12pt" style:font-size-complex="12pt"/>
    </style:style>
    <style:style style:name="P8" style:family="paragraph" style:parent-style-name="Text_20_body" style:list-style-name="L1">
      <style:paragraph-properties fo:margin-top="0cm" fo:margin-bottom="0cm" loext:contextual-spacing="false"/>
      <style:text-properties style:font-name="Liberation Serif" fo:font-size="12pt" style:font-size-asian="12pt" style:font-size-complex="12pt"/>
    </style:style>
    <style:style style:name="P9" style:family="paragraph" style:parent-style-name="Text_20_body" style:list-style-name="L2">
      <style:paragraph-properties fo:margin-top="0cm" fo:margin-bottom="0cm" loext:contextual-spacing="false"/>
      <style:text-properties style:font-name="Liberation Serif" fo:font-size="12pt" style:font-size-asian="12pt" style:font-size-complex="12pt"/>
    </style:style>
    <style:style style:name="P10" style:family="paragraph" style:parent-style-name="Heading_20_2">
      <style:text-properties style:font-name="Liberation Serif" fo:font-size="12pt" style:font-size-asian="12pt" style:font-size-complex="12pt"/>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T4" style:family="text">
      <style:text-properties style:font-name="Liberation Serif" fo:font-size="12pt" style:font-size-asian="12pt" style:font-size-complex="12pt"/>
    </style:style>
    <style:style style:name="T5" style:family="text">
      <style:text-properties officeooo:rsid="001db51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pan><text:span text:style-name="Strong_20_Emphasis"><text:span text:style-name="T1">Evolution of Open Source Licenses today</text:span></text:span><text:span text:style-name="T1"> " </text:span></text:p>
      <text:p text:style-name="P2"><text:s text:c="2"/><text:tab/></text:p>
      <text:p text:style-name="P2"/>
      <text:p text:style-name="P2"><text:tab/><text:span text:style-name="T4">The term "</text:span><text:span text:style-name="Strong_20_Emphasis"><text:span text:style-name="T4">Open Source Software</text:span></text:span><text:span text:style-name="T4">" (OSS) refers to a type of software whose source code is made available to the public, allowing anyone to view, modify, and distribute the code.Open Source Software is typically released under a license that grants users certain freedoms. </text:span></text:p>
      <text:p text:style-name="P3"/>
      <text:p text:style-name="P4"><text:span text:style-name="T5">F</text:span>irst open-source license, the GNU Public License, or the GPL.</text:p>
      <text:h text:style-name="P10" text:outline-level="2"><text:bookmark text:name="toc-0"/>GPL</text:h>
      <text:p text:style-name="P5">The GNU General Public License (GPL) is a widely-used free software license that grants users the freedom to use, study, share, and modify the software it covers. The GPL is based on the principles of the “copyleft” license, which ensures that derivative works of the licensed software must also be distributed under the same GPL terms. This ensures that the freedoms granted by the GPL are preserved in any modifications or distributions of the software.</text:p>
      <text:p text:style-name="P5">GPL version 2 (GPLv2) - Released in 1991, GPLv2 is a widely used license that provides users with the freedom to run, study, share, and modify the software. However, it requires that any changes made to the code be released under the same GPLv2 terms, ensuring that the same freedoms are passed on to future users.</text:p>
      <text:p text:style-name="P5">GPL version 3 (GPLv3) - Released in 2007, GPLv3 is an updated version of the license that addresses some of the legal and technological challenges faced by GPLv2. It provides more explicit protection against software patents, offers better compatibility with other free software licenses, and includes provisions to prevent the use of GPL-covered software in systems that restrict users’ freedoms (such as DRM or “tivoization”).</text:p>
      <text:h text:style-name="P10" text:outline-level="2"><text:bookmark text:name="toc-1"/>LGPL</text:h>
      <text:p text:style-name="P5">The LGPL was initially called the Library GPL but was later renamed to the Lesser GPL. It maintained the strong opinion of what makes something true open-source software, however, it includes text that allows a close source project to use an LGPL library, as long as it’s linked in as a binary library file, and the source code of it is not mixed with the source code of the close source project.</text:p>
      <text:p text:style-name="P5">This helped resolve some of the issues the open-source ecosystem had in the early days, where companies like Intel and Oracle wanted to port their software to run on Linux, however, they couldn’t link to the GNU libraries on the system under the GPL while keeping their own code private.</text:p>
      <text:p text:style-name="P5">Later the LGPL lost its popularity as the BSD, MIT, and Apache 2 licenses became the preferred choice for many.</text:p>
      <text:h text:style-name="P10" text:outline-level="2"><text:bookmark text:name="toc-2"/>BSD and MIT licenses</text:h>
      <text:p text:style-name="P5">The MIT license and the BSD license are two popular open-source permissive licenses. They grant users the freedom to use, study, share, and modify the software with minimal restrictions, making them more permissive than the GPL license.</text:p>
      <text:p text:style-name="P5">The MIT license is a short and simple permissive open-source license that originated at the Massachusetts Institute of Technology. It allows users to freely use, modify, distribute, and <text:soft-page-break/>sublicense the software, as long as the license and copyright notice is included in all copies or substantial portions of the software. The MIT license does not impose any copyleft requirements, which means that derivative works can be distributed under different terms, including proprietary licenses.</text:p>
      <text:p text:style-name="P5">The key features of the MIT license are:</text:p>
      <text:list xml:id="list2308032091" text:style-name="L1">
        <text:list-item>
          <text:p text:style-name="P8">Freedom to use, modify, distribute, and sublicense the software. </text:p>
        </text:list-item>
        <text:list-item>
          <text:p text:style-name="P8">Requirement to include the copyright notice and license text in all copies or substantial portions of the software. </text:p>
        </text:list-item>
        <text:list-item>
          <text:p text:style-name="P8">No warranty or liability for the software is provided by the copyright holder. </text:p>
        </text:list-item>
        <text:list-item>
          <text:p text:style-name="P6">No copyleft requirement, allowing derivative works to be distributed under different licenses. </text:p>
        </text:list-item>
      </text:list>
      <text:p text:style-name="P5">The BSD license is another family of permissive open-source licenses, originating from the University of California, Berkeley. The most common versions are the 2-Clause BSD License and the 3-Clause BSD License.</text:p>
      <text:p text:style-name="P5">The main differences between the 2-Clause and 3-Clause BSD Licenses are:</text:p>
      <text:list xml:id="list177922825" text:style-name="L2">
        <text:list-item>
          <text:p text:style-name="P9">The 3-Clause BSD License includes an additional clause that prohibits the use of the copyright holder’s name, trademarks, or endorsement to promote or endorse derived products without prior written permission. </text:p>
        </text:list-item>
        <text:list-item>
          <text:p text:style-name="P7">The 2-Clause BSD License omits this additional clause, making it even more permissive. </text:p>
        </text:list-item>
      </text:list>
      <text:h text:style-name="P10" text:outline-level="2"><text:bookmark text:name="toc-3"/>Apache license</text:h>
      <text:p text:style-name="P5"/>
      <text:p text:style-name="P5">In the early days of the world wide web, IBM wanted to enter the market of serving websites and e-commerce, Sun and other systems had already made a fair bit of headway with their large server systems. So in order to enter the space with a splash, they decided to acquire the Apache Web Server.</text:p>
      <text:p text:style-name="P5">Their lawyers couldn’t find their address, so they sent an email to the Apache mailing list asking for a conversation around a potential acquisition. Predictably the Apache community was surprised, as it was open-source software, and no one person or entity owned it. It wasn’t something you could buy. But anyone could use it, free of charge.</text:p>
      <text:p text:style-name="P5">It took some time but eventually, IBM got up to speed on OSS, and Apache learned more about their potential concerns in using open-source software. Namely avoiding any potential copyright or patent infringements was imperative to them.</text:p>
      <text:p text:style-name="P5">The result is a permissive license like the MIT and BSD licenses are — with hardly any restrictions beyond, including the copyright notice and license text — but adds to that clauses that add Grant of Patent License and Grant of Copyright License.</text:p>
      <text:p text:style-name="P5">This makes it the most popular license for any project that aims to be used by other companies and maximize adopt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7T13:15:40.069357653</meta:creation-date>
    <dc:date>2023-08-17T13:32:08.049875524</dc:date>
    <meta:editing-duration>PT6M17S</meta:editing-duration>
    <meta:editing-cycles>1</meta:editing-cycles>
    <meta:document-statistic meta:table-count="0" meta:image-count="0" meta:object-count="0" meta:page-count="2" meta:paragraph-count="30" meta:word-count="878" meta:character-count="5351" meta:non-whitespace-character-count="4494"/>
    <meta:generator>LibreOffice/6.0.7.3$Linux_X86_64 LibreOffice_project/00m0$Build-3</meta:generator>
  </office:meta>
</office:document-meta>
</file>